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4784*"/>
    </style:style>
    <style:style style:name="Table79.B" style:family="table-column">
      <style:table-column-properties style:column-width="3.7583in" style:rel-column-width="5412*"/>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3469*"/>
    </style:style>
    <style:style style:name="Table80.B" style:family="table-column">
      <style:table-column-properties style:column-width="4.6715in" style:rel-column-width="6727*"/>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4813*"/>
    </style:style>
    <style:style style:name="Table81.B" style:family="table-column">
      <style:table-column-properties style:column-width="3.7382in" style:rel-column-width="5383*"/>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4828*"/>
    </style:style>
    <style:style style:name="Table82.B" style:family="table-column">
      <style:table-column-properties style:column-width="3.7278in" style:rel-column-width="53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3317*"/>
    </style:style>
    <style:style style:name="Table83.B" style:family="table-column">
      <style:table-column-properties style:column-width="4.7771in" style:rel-column-width="6879*"/>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4844*"/>
    </style:style>
    <style:style style:name="Table84.B" style:family="table-column">
      <style:table-column-properties style:column-width="3.7167in" style:rel-column-width="5352*"/>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4844*"/>
    </style:style>
    <style:style style:name="Table85.B" style:family="table-column">
      <style:table-column-properties style:column-width="3.7167in" style:rel-column-width="5352*"/>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4859*"/>
    </style:style>
    <style:style style:name="Table86.B" style:family="table-column">
      <style:table-column-properties style:column-width="3.7063in" style:rel-column-width="5337*"/>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4858*"/>
    </style:style>
    <style:style style:name="Table87.B" style:family="table-column">
      <style:table-column-properties style:column-width="3.7069in" style:rel-column-width="533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style:font-name="Courier New" fo:font-weight="bold" style:font-weight-asian="bold" style:font-weight-complex="bold"/>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4" style:family="paragraph" style:parent-style-name="Table_20_Contents">
      <style:text-properties fo:color="#808080" fo:font-size="10pt"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style:font-name="Arial Black" fo:font-size="10pt" style:font-size-asian="10pt" style:font-size-complex="10pt"/>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1" style:family="paragraph" style:parent-style-name="Table_20_Contents">
      <style:text-properties style:use-window-font-color="true" fo:font-size="10pt" style:font-size-asian="10pt" style:font-size-complex="10pt"/>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Code">
      <style:text-properties fo:font-size="12pt" fo:font-weight="bold" style:font-size-asian="12pt" style:font-weight-asian="bold" style:font-size-complex="12pt" style:font-weight-complex="bold"/>
    </style:style>
    <style:style style:name="P34" style:family="paragraph" style:parent-style-name="Code">
      <style:paragraph-properties fo:text-align="justify" style:justify-single-word="false"/>
    </style:style>
    <style:style style:name="P35" style:family="paragraph" style:parent-style-name="Code">
      <style:text-properties style:font-name="Times New Roman" fo:font-size="14pt" style:font-name-asian="SimSun" style:font-size-asian="14pt" style:font-name-complex="Mangal" style:font-size-complex="14pt"/>
    </style:style>
    <style:style style:name="P36" style:family="paragraph" style:parent-style-name="Code">
      <style:text-properties style:text-underline-style="solid" style:text-underline-width="auto" style:text-underline-color="font-color" fo:font-weight="bold" style:font-weight-asian="bold" style:font-weight-complex="bold"/>
    </style:style>
    <style:style style:name="P37" style:family="paragraph" style:parent-style-name="Code">
      <style:text-properties style:text-underline-style="none"/>
    </style:style>
    <style:style style:name="P38" style:family="paragraph" style:parent-style-name="Text_20_body">
      <style:paragraph-properties fo:break-before="page"/>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7.0602in" style:type="right" style:leader-style="dotted" style:leader-text="."/>
        </style:tab-stops>
      </style:paragraph-properties>
    </style:style>
    <style:style style:name="P43" style:family="paragraph" style:parent-style-name="Contents_20_2">
      <style:paragraph-properties>
        <style:tab-stops>
          <style:tab-stop style:position="6.8839in" style:type="right"/>
        </style:tab-stops>
      </style:paragraph-properties>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fo:font-weight="bold" style:font-weight-asian="bold" style:font-weight-complex="bold"/>
    </style:style>
    <style:style style:name="P46" style:family="paragraph" style:parent-style-name="Index_20_1">
      <style:paragraph-properties>
        <style:tab-stops>
          <style:tab-stop style:position="7.0807in" style:type="right"/>
        </style:tab-stops>
      </style:paragraph-properties>
    </style:style>
    <style:style style:name="P47" style:family="paragraph" style:parent-style-name="Index_20_Separator">
      <style:paragraph-properties>
        <style:tab-stops/>
      </style:paragraph-properties>
    </style:style>
    <style:style style:name="P48" style:family="paragraph" style:parent-style-name="Text_20_body" style:master-page-name="Standard">
      <style:paragraph-properties style:page-numb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paragraph-properties fo:text-align="justify" style:justify-single-word="false"/>
    </style:style>
    <style:style style:name="P52" style:family="paragraph" style:parent-style-name="Text_20_body" style:list-style-name="L3">
      <style:paragraph-properties fo:text-align="justify" style:justify-single-word="false"/>
    </style:style>
    <style:style style:name="P53" style:family="paragraph" style:parent-style-name="Text_20_body" style:list-style-name="L5">
      <style:paragraph-properties fo:text-align="justify" style:justify-single-word="false"/>
    </style:style>
    <style:style style:name="P54" style:family="paragraph" style:parent-style-name="Text_20_body" style:list-style-name="L1">
      <style:paragraph-properties fo:text-align="justify" style:justify-single-word="false"/>
    </style:style>
    <style:style style:name="P55" style:family="paragraph" style:parent-style-name="Text_20_body" style:list-style-name="L8">
      <style:paragraph-properties fo:text-align="justify" style:justify-single-word="false"/>
    </style:style>
    <style:style style:name="P56" style:family="paragraph" style:parent-style-name="Text_20_body" style:list-style-name="L10">
      <style:paragraph-properties fo:text-align="justify" style:justify-single-word="false"/>
    </style:style>
    <style:style style:name="P57" style:family="paragraph" style:parent-style-name="Text_20_body" style:list-style-name="L11">
      <style:paragraph-properties fo:text-align="justify" style:justify-single-word="false"/>
    </style:style>
    <style:style style:name="P58" style:family="paragraph" style:parent-style-name="Text_20_body" style:list-style-name="L13">
      <style:paragraph-properties fo:text-align="justify" style:justify-single-word="false"/>
    </style:style>
    <style:style style:name="P59" style:family="paragraph" style:parent-style-name="Text_20_body" style:list-style-name="L14">
      <style:paragraph-properties fo:text-align="justify" style:justify-single-word="false"/>
    </style:style>
    <style:style style:name="P60" style:family="paragraph" style:parent-style-name="Text_20_body" style:list-style-name="L15">
      <style:paragraph-properties fo:text-align="justify" style:justify-single-word="false"/>
    </style:style>
    <style:style style:name="P61" style:family="paragraph" style:parent-style-name="Text_20_body" style:list-style-name="L16">
      <style:paragraph-properties fo:text-align="justify" style:justify-single-word="false"/>
    </style:style>
    <style:style style:name="P62" style:family="paragraph" style:parent-style-name="Text_20_body" style:list-style-name="L17">
      <style:paragraph-properties fo:text-align="justify" style:justify-single-word="false"/>
    </style:style>
    <style:style style:name="P63" style:family="paragraph" style:parent-style-name="Text_20_body" style:list-style-name="L18">
      <style:paragraph-properties fo:text-align="justify" style:justify-single-word="false"/>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9"/>
    <style:style style:name="P6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25, 2015</text:p>
      <text:p text:style-name="P2">Covering fOOrth version 0.0.3</text:p>
      <text:p text:style-name="P2">Status: Unpublished.</text:p>
      <text:p text:style-name="Text_20_body"/>
      <text:p text:style-name="Text_20_body"/>
      <text:p text:style-name="Text_20_body"/>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1">Table of Contents</text:p>
          </text:index-title>
          <text:p text:style-name="P42">The MIT License (MIT).<text:tab/>5</text:p>
          <text:p text:style-name="P42">Introduction<text:tab/>6</text:p>
          <text:p text:style-name="P43">About the name fOOrth<text:tab/>6</text:p>
          <text:p text:style-name="P43">How fOOrth came to be<text:tab/>6</text:p>
          <text:p text:style-name="P43">Goals and Principles<text:tab/>7</text:p>
          <text:p text:style-name="P43">Report Card<text:tab/>8</text:p>
          <text:p text:style-name="P43">Special Note of Thanks<text:tab/>9</text:p>
          <text:p text:style-name="P42">Installation<text:tab/>10</text:p>
          <text:p text:style-name="P43">Ruby<text:tab/>10</text:p>
          <text:p text:style-name="P43">fOOrth<text:tab/>10</text:p>
          <text:p text:style-name="P43">Running fOOrth<text:tab/>11</text:p>
          <text:p text:style-name="P43">Source Archive<text:tab/>11</text:p>
          <text:p text:style-name="P42">First Steps<text:tab/>12</text:p>
          <text:p text:style-name="P42">The Syntax and Style of fOOrth<text:tab/>14</text:p>
          <text:p text:style-name="P43">Syntax<text:tab/>14</text:p>
          <text:p text:style-name="P43">Spaces<text:tab/>14</text:p>
          <text:p text:style-name="P43">Comments<text:tab/>14</text:p>
          <text:p text:style-name="P43">String Literals<text:tab/>14</text:p>
          <text:p text:style-name="P43">Numeric Literals<text:tab/>15</text:p>
          <text:p text:style-name="P42">A fOOrth Calculator<text:tab/>16</text:p>
          <text:p text:style-name="P43">The Basics<text:tab/>16</text:p>
          <text:p text:style-name="P43">Stack Manipulation<text:tab/>17</text:p>
          <text:p text:style-name="P43">Programming<text:tab/>19</text:p>
          <text:p text:style-name="P43">Control Structures<text:tab/>20</text:p>
          <text:p text:style-name="P43">Data Memory<text:tab/>24</text:p>
          <text:p text:style-name="P42">Data Storage in fOOrth<text:tab/>25</text:p>
          <text:p text:style-name="P43">Typing<text:tab/>25</text:p>
          <text:p text:style-name="P43">Declarations<text:tab/>25</text:p>
          <text:p text:style-name="P43">Scoping<text:tab/>25</text:p>
          <text:p text:style-name="P43">Referencing<text:tab/>26</text:p>
          <text:p text:style-name="P43">Mutation<text:tab/>27</text:p>
          <text:p text:style-name="P42">Cloning Data<text:tab/>29</text:p>
          <text:p text:style-name="P43">Deep vs Shallow Copy<text:tab/>29</text:p>
          <text:p text:style-name="P43">Permissive Copying<text:tab/>31</text:p>
          <text:p text:style-name="P42">The Class Tree<text:tab/>32</text:p>
          <text:p text:style-name="P43">A Brief Overview<text:tab/>32</text:p>
          <text:p text:style-name="P42">Method Mapping<text:tab/>34</text:p>
          <text:p text:style-name="P42">Routing<text:tab/>35</text:p>
          <text:p text:style-name="P43">Routing Internals<text:tab/>36</text:p>
          <text:p text:style-name="P42">Handling Exceptions<text:tab/>38</text:p>
          <text:p text:style-name="P43">fOOrth Native Exception Codes:<text:tab/>38</text:p>
          <text:p text:style-name="P42">Array<text:tab/>39</text:p>
          <text:p text:style-name="P43">Array Literals<text:tab/>39</text:p>
          <text:p text:style-name="P43">Class Methods<text:tab/>40</text:p>
          <text:p text:style-name="P43">Instance Methods<text:tab/>41</text:p>
          <text:p text:style-name="P43">See Also<text:tab/>48</text:p>
          <text:p text:style-name="P42">Class<text:tab/>49</text:p>
          <text:p text:style-name="P43">Instance Methods<text:tab/>49</text:p>
          <text:p text:style-name="P43">See Also<text:tab/>49</text:p>
          <text:p text:style-name="P42">Complex<text:tab/>50</text:p>
          <text:p text:style-name="P43">Complex Literals<text:tab/>50</text:p>
          <text:p text:style-name="P43">Instance Methods<text:tab/>51</text:p>
          <text:p text:style-name="P43">Instance Stubs<text:tab/>51</text:p>
          <text:p text:style-name="P43">See Also<text:tab/>51</text:p>
          <text:p text:style-name="P42">Exception<text:tab/>52</text:p>
          <text:p text:style-name="P42">FalseClass<text:tab/>53</text:p>
          <text:p text:style-name="P43">Instance Methods<text:tab/>53</text:p>
          <text:p text:style-name="P43">See Also<text:tab/>53</text:p>
          <text:p text:style-name="P42">Float<text:tab/>55</text:p>
          <text:p text:style-name="P43">Float Literals<text:tab/>55</text:p>
          <text:p text:style-name="P43">See Also<text:tab/>55</text:p>
          <text:p text:style-name="P42">Hash<text:tab/>56</text:p>
          <text:p text:style-name="P43">Hash Literals<text:tab/>56</text:p>
          <text:p text:style-name="P43">Instance Methods<text:tab/>56</text:p>
          <text:p text:style-name="P43">See Also<text:tab/>56</text:p>
          <text:p text:style-name="P42">InStream<text:tab/>57</text:p>
          <text:p text:style-name="P43">Class Methods<text:tab/>57</text:p>
          <text:p text:style-name="P43">Instance Methods<text:tab/>57</text:p>
          <text:p text:style-name="P43">Class Stubs<text:tab/>57</text:p>
          <text:p text:style-name="P43">See Also<text:tab/>57</text:p>
          <text:p text:style-name="P42">Integer<text:tab/>58</text:p>
          <text:p text:style-name="P43">Integer Literals<text:tab/>58</text:p>
          <text:p text:style-name="P43">Instance Methods<text:tab/>58</text:p>
          <text:p text:style-name="P43">See Also<text:tab/>59</text:p>
          <text:p text:style-name="P42">MaxNumeric<text:tab/>60</text:p>
          <text:p text:style-name="P43">MaxNumeric Literals<text:tab/>60</text:p>
          <text:p text:style-name="P43">Instance Methods<text:tab/>60</text:p>
          <text:p text:style-name="P42">MinNumeric<text:tab/>61</text:p>
          <text:p text:style-name="P43">Min Numeric Literals<text:tab/>61</text:p>
          <text:p text:style-name="P43">Instance Methods<text:tab/>61</text:p>
          <text:p text:style-name="P42">NilClass<text:tab/>62</text:p>
          <text:p text:style-name="P43">Instance Methods<text:tab/>62</text:p>
          <text:p text:style-name="P43">See Also<text:tab/>62</text:p>
          <text:p text:style-name="P42">Numeric<text:tab/>63</text:p>
          <text:p text:style-name="P43"><text:soft-page-break/>Instance Methods<text:tab/>63</text:p>
          <text:p text:style-name="P43">See Also<text:tab/>65</text:p>
          <text:p text:style-name="P42">Object<text:tab/>66</text:p>
          <text:p text:style-name="P43">Instance Methods<text:tab/>66</text:p>
          <text:p text:style-name="P43">See Also<text:tab/>75</text:p>
          <text:p text:style-name="P42">OutStream<text:tab/>76</text:p>
          <text:p text:style-name="P43">Class Methods<text:tab/>76</text:p>
          <text:p text:style-name="P43">Instance Methods<text:tab/>76</text:p>
          <text:p text:style-name="P43">Class Stubs<text:tab/>76</text:p>
          <text:p text:style-name="P43">See Also<text:tab/>77</text:p>
          <text:p text:style-name="P42">Procedure<text:tab/>78</text:p>
          <text:p text:style-name="P43">Procedure Literals<text:tab/>78</text:p>
          <text:p text:style-name="P43">Instance Methods<text:tab/>78</text:p>
          <text:p text:style-name="P43">See Also<text:tab/>78</text:p>
          <text:p text:style-name="P42">Queue<text:tab/>79</text:p>
          <text:p text:style-name="P43">Instance Methods<text:tab/>79</text:p>
          <text:p text:style-name="P43">See Also<text:tab/>79</text:p>
          <text:p text:style-name="P42">Rational<text:tab/>80</text:p>
          <text:p text:style-name="P43">Rational Literals<text:tab/>80</text:p>
          <text:p text:style-name="P43">Instance Methods<text:tab/>80</text:p>
          <text:p text:style-name="P43">See Also<text:tab/>81</text:p>
          <text:p text:style-name="P42">Stack<text:tab/>82</text:p>
          <text:p text:style-name="P43">Instance Methods<text:tab/>82</text:p>
          <text:p text:style-name="P43">See Also<text:tab/>82</text:p>
          <text:p text:style-name="P42">String<text:tab/>83</text:p>
          <text:p text:style-name="P43">String Literals<text:tab/>83</text:p>
          <text:p text:style-name="P43">Instance Methods<text:tab/>83</text:p>
          <text:p text:style-name="P43">See Also<text:tab/>84</text:p>
          <text:p text:style-name="P42">Thread<text:tab/>85</text:p>
          <text:p text:style-name="P43">Class Methods<text:tab/>85</text:p>
          <text:p text:style-name="P43">Instance Methods<text:tab/>85</text:p>
          <text:p text:style-name="P43">See Also<text:tab/>85</text:p>
          <text:p text:style-name="P42">TrueClass<text:tab/>86</text:p>
          <text:p text:style-name="P43">See Also<text:tab/>86</text:p>
          <text:p text:style-name="P42">VirtualMachine<text:tab/>87</text:p>
          <text:p text:style-name="P43">Instance Methods<text:tab/>87</text:p>
          <text:p text:style-name="P43">Commands<text:tab/>89</text:p>
          <text:p text:style-name="P43">See Also<text:tab/>90</text:p>
          <text:p text:style-name="P42">Appendix A – Symbol Glossary<text:tab/>91</text:p>
          <text:p text:style-name="P42">Appendix B – Regular Expressions<text:tab/>93</text:p>
          <text:p text:style-name="P42">Edit History:<text:tab/>96</text:p>
        </text:index-body>
      </text:table-of-content>
      <text:p text:style-name="Text_20_body"/>
      <text:h text:style-name="P40"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9"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078443115087102977" text:style-name="L1">
        <text:list-item>
          <text:p text:style-name="P49">A Simple, Easy-to-Understand syntax that is none the less, Expressive and Compact:</text:p>
        </text:list-item>
      </text:list>
      <text:list xml:id="list3488015059682387008" text:style-name="L2">
        <text:list-item>
          <text:list>
            <text:list-item>
              <text:p text:style-name="P50">Source code in fOOrth is free-form with no line oriented limitations or rules.</text:p>
            </text:list-item>
            <text:list-item>
              <text:p text:style-name="P50">Support is given to the easy representation of common literal data such as strings, integers, floating point numbers, rational numbers, and complex numbers.</text:p>
            </text:list-item>
          </text:list>
        </text:list-item>
      </text:list>
      <text:list xml:id="list35369063" text:continue-list="list8078443115087102977" text:style-name="L1">
        <text:list-item>
          <text:p text:style-name="P49">Safe Data and Data Structures:</text:p>
        </text:list-item>
      </text:list>
      <text:list xml:id="list5906435607080243571" text:style-name="L3">
        <text:list-item>
          <text:list>
            <text:list-item>
              <text:p text:style-name="P52">Simple, reliable arithmetic. In fOOrth, integer operations never overflow. Rational <text:soft-page-break/>values can be represented exactly, complex numbers are supported, and conversions between numeric types are simple.</text:p>
            </text:list-item>
            <text:list-item>
              <text:p text:style-name="P52">Strings grow as needed without the need to allocate space or worry about overflow.</text:p>
            </text:list-item>
            <text:list-item>
              <text:p text:style-name="P52">Data containers such as arrays and hashes grow as needed. Out of range subscripts cannot access undefined memory regions. </text:p>
            </text:list-item>
          </text:list>
        </text:list-item>
      </text:list>
      <text:list xml:id="list35367034" text:continue-list="list35369063" text:style-name="L1">
        <text:list-item>
          <text:p text:style-name="P49">Message Passing:</text:p>
        </text:list-item>
      </text:list>
      <text:list xml:id="list2273570601800455175" text:style-name="L4">
        <text:list-item>
          <text:list>
            <text:list-item>
              <text:p text:style-name="P64">In fOOrth all actions take the form of messages sent to a receiver.</text:p>
            </text:list-item>
            <text:list-item>
              <text:p text:style-name="P64">The routing of messages is specified by the exact type of the message.</text:p>
            </text:list-item>
            <text:list-item>
              <text:p text:style-name="P64">Message receivers include data items on the stack as well as the virtual machine object associated with the current thread of execution.</text:p>
            </text:list-item>
            <text:list-item>
              <text:p text:style-name="P64">Messages for which no routing specification can be found, generate an error at compile time.</text:p>
            </text:list-item>
          </text:list>
        </text:list-item>
      </text:list>
      <text:list xml:id="list35363315" text:continue-list="list35367034" text:style-name="L1">
        <text:list-item>
          <text:p text:style-name="P49">Object Oriented Design:</text:p>
        </text:list-item>
      </text:list>
      <text:list xml:id="list7757161237135651294" text:style-name="L5">
        <text:list-item>
          <text:list>
            <text:list-item>
              <text:p text:style-name="P53">Support class based inheritance, with a non-cyclic (single inheritance) tree derived from a common base Object class.</text:p>
            </text:list-item>
            <text:list-item>
              <text:p text:style-name="P65">Support late binding and polymorphism through message interface compatibility or “duck” typing.</text:p>
            </text:list-item>
          </text:list>
        </text:list-item>
      </text:list>
      <text:list xml:id="list35384168" text:continue-list="list35363315" text:style-name="L1">
        <text:list-item>
          <text:p text:style-name="P49">Meta programming: </text:p>
        </text:list-item>
      </text:list>
      <text:list xml:id="list7994780902115359102" text:style-name="L6">
        <text:list-item>
          <text:list>
            <text:list-item>
              <text:p text:style-name="P66">Support extensible language constructs by making the compiler an accessible part of the system.</text:p>
            </text:list-item>
          </text:list>
        </text:list-item>
      </text:list>
      <text:list xml:id="list35368089" text:continue-list="list35384168" text:style-name="L1">
        <text:list-item>
          <text:p text:style-name="P49">Reliability:</text:p>
        </text:list-item>
      </text:list>
      <text:list xml:id="list7030305840764455193" text:style-name="L7">
        <text:list-item>
          <text:list>
            <text:list-item>
              <text:p text:style-name="P67">Errors should be detected as soon as possible. </text:p>
            </text:list-item>
            <text:list-item>
              <text:p text:style-name="P67">Language constructs should not be designed in a way that causes simple coding errors to spin off into infinite loops. </text:p>
            </text:list-item>
          </text:list>
        </text:list-item>
      </text:list>
      <text:list xml:id="list35361479" text:continue-list="list35368089" text:style-name="L1">
        <text:list-item>
          <text:p text:style-name="P54">Building on the host language:</text:p>
        </text:list-item>
      </text:list>
      <text:list xml:id="list1314289529886782491" text:style-name="L8">
        <text:list-item>
          <text:list>
            <text:list-item>
              <text:p text:style-name="P5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6861960"/>Thanks<text:alphabetical-index-mark-end text:id="IMark15686196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296884204387054264" text:style-name="L9">
        <text:list-item>
          <text:p text:style-name="P68">ruby 1.9.3p484 (2013-11-22) [i386-mingw32]</text:p>
        </text:list-item>
        <text:list-item>
          <text:p text:style-name="P68">ruby 2.1.5p273 (2014-11-13 revision 48405) [i386-mingw32]</text:p>
        </text:list-item>
        <text:list-item>
          <text:p text:style-name="P68">Rubinius – to be tested!</text:p>
        </text:list-item>
        <text:list-item>
          <text:p text:style-name="P6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56861960"/>Rake<text:alphabetical-index-mark-end text:id="IMark156861960"/>:</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6861960"/>Demo.rb<text:alphabetical-index-mark-end text:id="IMark1568619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220186252"/>drop<text:alphabetical-index-mark-end text:id="IMark22018625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220186252"/>dup<text:alphabetical-index-mark-end text:id="IMark22018625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4">&gt;</text:p>
          </table:table-cell>
        </table:table-row>
        <table:table-row table:style-name="Table54.1">
          <table:table-cell table:style-name="Table54.A2" office:value-type="string">
            <text:p text:style-name="P15"><text:alphabetical-index-mark-start text:id="IMark220186252"/>nip<text:alphabetical-index-mark-end text:id="IMark22018625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220186252"/>over<text:alphabetical-index-mark-end text:id="IMark22018625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220186252"/>pick<text:alphabetical-index-mark-end text:id="IMark22018625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20186252"/>swap<text:alphabetical-index-mark-end text:id="IMark22018625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4">&gt;</text:p>
          </table:table-cell>
        </table:table-row>
        <table:table-row table:style-name="Table54.1">
          <table:table-cell table:style-name="Table54.A2" office:value-type="string">
            <text:p text:style-name="P15"><text:alphabetical-index-mark-start text:id="IMark220186252"/>tuck<text:alphabetical-index-mark-end text:id="IMark22018625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246007720549506437" text:style-name="L10">
        <text:list-item>
          <text:p text:style-name="P56">To store return addresses for word calls. In fOOrth this is handled by the Ruby virtual machine.</text:p>
        </text:list-item>
        <text:list-item>
          <text:p text:style-name="P56">To store context for control structures. In fOOrth the context mechanism provides for a far richer and more reliable set of control, compile, and data structures.</text:p>
        </text:list-item>
        <text:list-item>
          <text:p text:style-name="P5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0166028"/>if<text:alphabetical-index-mark-end text:id="IMark22016602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220166028"/>else<text:alphabetical-index-mark-end text:id="IMark220166028"/>” and “<text:alphabetical-index-mark-start text:id="IMark220167996"/>then<text:alphabetical-index-mark-end text:id="IMark22016799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20167996"/>switch<text:alphabetical-index-mark-end text:id="IMark22016799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20167996"/>do<text:alphabetical-index-mark-end text:id="IMark22016799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20167996"/>loop<text:alphabetical-index-mark-end text:id="IMark220167996"/>” commands mark the boundaries of the loop; The “<text:alphabetical-index-mark-start text:id="IMark220166028"/>i<text:alphabetical-index-mark-end text:id="IMark220166028"/>” command is used to retrieve the current loop counter value. For nested loops, the “<text:alphabetical-index-mark-start text:id="IMark220167948"/>j<text:alphabetical-index-mark-end text:id="IMark220167948"/>” command retrieves the value of the outer loops counter value. <text:s/>By default, the “loop” command adds one to the loop value. For more flexible looping, the “<text:alphabetical-index-mark-start text:id="IMark220165836"/>+loop<text:alphabetical-index-mark-end text:id="IMark22016583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0165836"/>-i<text:alphabetical-index-mark-end text:id="IMark220165836"/> and <text:alphabetical-index-mark-start text:id="IMark220167948"/>-j<text:alphabetical-index-mark-end text:id="IMark22016794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220167948"/>begin<text:alphabetical-index-mark-end text:id="IMark220167948"/>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7516205634695423761" text:style-name="L11">
        <text:list-item>
          <text:p text:style-name="P57">begin … <text:alphabetical-index-mark-start text:id="IMark220166028"/>until<text:alphabetical-index-mark-end text:id="IMark220166028"/> – loops until the top of stack is true.</text:p>
        </text:list-item>
        <text:list-item>
          <text:p text:style-name="P57">begin … <text:alphabetical-index-mark-start text:id="IMark220167948"/>again<text:alphabetical-index-mark-end text:id="IMark220167948"/> – loops indefinitely </text:p>
        </text:list-item>
        <text:list-item>
          <text:p text:style-name="P57">begin … <text:alphabetical-index-mark-start text:id="IMark220166028"/>repeat<text:alphabetical-index-mark-end text:id="IMark22016602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20166028"/>Typing<text:alphabetical-index-mark-end text:id="IMark22016602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20166028"/>Duck Typing<text:alphabetical-index-mark-end text:id="IMark22016602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20166028"/>Declarations<text:alphabetical-index-mark-end text:id="IMark220166028"/></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220166028"/>Scoping<text:alphabetical-index-mark-end text:id="IMark220166028"/></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220166028"/><text:span text:style-name="T7">val:</text:span><text:alphabetical-index-mark-end text:id="IMark220166028"/> and <text:alphabetical-index-mark-start text:id="IMark220165836"/><text:span text:style-name="T7">var:</text:span><text:alphabetical-index-mark-end text:id="IMark220165836"/></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0165836"/><text:span text:style-name="T7">.init</text:span><text:alphabetical-index-mark-end text:id="IMark220165836"/> method being the most popular since it is called to initialize a new instance of the object.</text:p>
      <text:p text:style-name="P3">Methods: <text:alphabetical-index-mark-start text:id="IMark220165836"/><text:span text:style-name="T7">val@:</text:span><text:alphabetical-index-mark-end text:id="IMark220165836"/> and <text:alphabetical-index-mark-start text:id="IMark220166028"/><text:span text:style-name="T7">var@:</text:span><text:alphabetical-index-mark-end text:id="IMark220166028"/></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220166028"/><text:span text:style-name="T7">val#:</text:span><text:alphabetical-index-mark-end text:id="IMark220166028"/> and <text:alphabetical-index-mark-start text:id="IMark220165836"/><text:span text:style-name="T7">var#:</text:span><text:alphabetical-index-mark-end text:id="IMark220165836"/></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220165836"/><text:span text:style-name="T7">val$:</text:span><text:alphabetical-index-mark-end text:id="IMark220165836"/> and <text:alphabetical-index-mark-start text:id="IMark220166028"/><text:span text:style-name="T7">var$:</text:span><text:alphabetical-index-mark-end text:id="IMark220166028"/></text:p>
      <text:p text:style-name="P3">Regex for valid local variable names: <text:span text:style-name="T7">/^\$[a-z][a-z0-9_]*$/</text:span></text:p>
      <text:p text:style-name="Text_20_body">Notes:</text:p>
      <text:p text:style-name="Text_20_body"/>
      <text:h text:style-name="Heading_20_2" text:outline-level="2"><text:alphabetical-index-mark-start text:id="IMark220166028"/>Referencing<text:alphabetical-index-mark-end text:id="IMark22016602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2">var</text:p>
          </table:table-cell>
          <table:table-cell table:style-name="Table56.C1" office:value-type="string">
            <text:p text:style-name="P32">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20166028"/>Mutation<text:alphabetical-index-mark-end text:id="IMark220166028"/></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1">dup</text:p>
          </table:table-cell>
          <table:table-cell table:style-name="Table57.A2" office:value-type="string">
            <text:p text:style-name="P21">x</text:p>
          </table:table-cell>
          <table:table-cell table:style-name="Table57.A2" office:value-type="string">
            <text:p text:style-name="P21">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5430935769374027938" text:style-name="L12">
        <text:list-item>
          <text:p text:style-name="P69">No Copying</text:p>
        </text:list-item>
        <text:list-item>
          <text:p text:style-name="P69">Shallow Copying</text:p>
        </text:list-item>
        <text:list-item>
          <text:p text:style-name="P69">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3">Object</text:p>
      <text:p text:style-name="P33"><text:tab/>Array</text:p>
      <text:p text:style-name="P33"><text:tab/>Class</text:p>
      <text:p text:style-name="P33"><text:tab/>Exception</text:p>
      <text:p text:style-name="P33"><text:tab/>FalseClass</text:p>
      <text:p text:style-name="P33"><text:tab/>Hash</text:p>
      <text:p text:style-name="P33"><text:tab/>InStream</text:p>
      <text:p text:style-name="P33"><text:tab/>MaxNumeric</text:p>
      <text:p text:style-name="P33"><text:tab/>MinNumeric</text:p>
      <text:p text:style-name="P33"><text:tab/>NilClass</text:p>
      <text:p text:style-name="P33"><text:tab/>Numeric</text:p>
      <text:p text:style-name="P33"><text:tab/><text:tab/>Complex</text:p>
      <text:p text:style-name="P33"><text:tab/><text:tab/>Float</text:p>
      <text:p text:style-name="P33"><text:tab/><text:tab/>Integer</text:p>
      <text:p text:style-name="P33"><text:tab/><text:tab/><text:tab/>Bignum</text:p>
      <text:p text:style-name="P33"><text:tab/><text:tab/><text:tab/>Fixnum</text:p>
      <text:p text:style-name="P33"><text:tab/><text:tab/>Rational</text:p>
      <text:p text:style-name="P33"><text:tab/>OutStream</text:p>
      <text:p text:style-name="P33"><text:tab/>Procedure</text:p>
      <text:p text:style-name="P33"><text:tab/>Queue</text:p>
      <text:p text:style-name="P33"><text:tab/>String</text:p>
      <text:p text:style-name="P33"><text:tab/>Thread</text:p>
      <text:p text:style-name="P33"><text:tab/>TrueClass</text:p>
      <text:p text:style-name="P33"><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20166028"/>Classes<text:alphabetical-index-mark-end text:id="IMark22016602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20166028"/>Inheritance<text:alphabetical-index-mark-end text:id="IMark22016602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20166028"/>Methods<text:alphabetical-index-mark-end text:id="IMark220166028"/></text:h>
      <text:p text:style-name="P3">All code in fOOrth is contained in methods. A method is a fragment of code that an object uses to respond to a message that has been sent to that object. In fOOrth there are three sorts of methods:</text:p>
      <text:list xml:id="list4833184217620545729" text:style-name="L13">
        <text:list-item>
          <text:p text:style-name="P58">Shared: Methods that are common to all instances of the class that contains them.</text:p>
        </text:list-item>
        <text:list-item>
          <text:p text:style-name="P58">Exclusive: Methods that are defined for one and only one object (and all of its clones that are created <text:span text:style-name="T2">after</text:span> the exclusive method is defined.).</text:p>
        </text:list-item>
        <text:list-item>
          <text:p text:style-name="P58">Local: Methods that are created in a context and are accessible only in that context. When the context concludes, these methods are no longer accessible.</text:p>
        </text:list-item>
      </text:list>
      <text:h text:style-name="Heading_20_3" text:outline-level="3"><text:alphabetical-index-mark-start text:id="IMark220165836"/>Late Binding<text:alphabetical-index-mark-end text:id="IMark220165836"/> and <text:alphabetical-index-mark-start text:id="IMark124182424"/>Polymorphism<text:alphabetical-index-mark-end text:id="IMark12418242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24182424"/>Method Mapping<text:alphabetical-index-mark-end text:id="IMark12418242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017904243482731366" text:style-name="L14">
        <text:list-item>
          <text:p text:style-name="P59">The strings used by fOOrth needed to be converted to Ruby symbols to allow code to be executed in Ruby.</text:p>
        </text:list-item>
        <text:list-item>
          <text:p text:style-name="P59">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9">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20165836"/>SymbolMap<text:alphabetical-index-mark-end text:id="IMark220165836"/> class. This class creates mappings in one of two ways:</text:p>
      <text:list xml:id="list4450142489253461192" text:style-name="L15">
        <text:list-item>
          <text:p text:style-name="P6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20165836"/>Routing<text:alphabetical-index-mark-end text:id="IMark22016583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7101438602196724728" text:style-name="L16">
        <text:list-item>
          <text:p text:style-name="P61">The defining word used to create the method.</text:p>
        </text:list-item>
        <text:list-item>
          <text:p text:style-name="P61">The receiver of the defining word used to create the method.</text:p>
        </text:list-item>
        <text:list-item>
          <text:p text:style-name="P61">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220187452"/>:<text:alphabetical-index-mark-end text:id="IMark220187452"/></text:p>
          </table:table-cell>
          <table:table-cell table:style-name="Table9.A2" office:value-type="string">
            <text:p text:style-name="P11">N/A</text:p>
          </table:table-cell>
          <table:table-cell table:style-name="Table9.A2" office:value-type="string">
            <text:p text:style-name="P18">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220187452"/>.:<text:alphabetical-index-mark-end text:id="IMark220187452"/></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220187452"/>.::<text:alphabetical-index-mark-end text:id="IMark220187452"/></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8">tbd</text:p>
          </table:table-cell>
          <table:table-cell table:style-name="Table9.A2" office:value-type="string">
            <text:p text:style-name="P11">Context</text:p>
          </table:table-cell>
          <table:table-cell table:style-name="Table9.E2" office:value-type="string">
            <text:p text:style-name="P22">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20185676"/>do_map_name<text:alphabetical-index-mark-end text:id="IMark22018567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9">Code</text:p>
            </table:table-cell>
            <table:covered-table-cell/>
            <table:covered-table-cell/>
            <table:table-cell table:style-name="Table55.D1" office:value-type="string">
              <text:p text:style-name="P28">Description</text:p>
            </table:table-cell>
          </table:table-row>
        </table:table-header-rows>
        <table:table-row table:style-name="Table55.1">
          <table:table-cell table:style-name="Table55.A2" office:value-type="string">
            <text:p text:style-name="P23">F</text:p>
          </table:table-cell>
          <table:table-cell table:style-name="Table55.A2" office:value-type="string">
            <text:p text:style-name="P23">*</text:p>
          </table:table-cell>
          <table:table-cell table:style-name="Table55.A2" office:value-type="string">
            <text:p text:style-name="P23">*</text:p>
          </table:table-cell>
          <table:table-cell table:style-name="Table55.D2" office:value-type="string">
            <text:p text:style-name="P24">Generic fOOrth Native Exception Code for All Errors.</text:p>
          </table:table-cell>
        </table:table-row>
        <table:table-row table:style-name="Table55.1">
          <table:table-cell table:style-name="Table55.A2" office:value-type="string">
            <text:p text:style-name="P23"/>
          </table:table-cell>
          <table:table-cell table:style-name="Table55.A2" office:value-type="string">
            <text:p text:style-name="P23"/>
          </table:table-cell>
          <table:table-cell table:style-name="Table55.A2" office:value-type="string">
            <text:p text:style-name="P23"/>
          </table:table-cell>
          <table:table-cell table:style-name="Table55.D2" office:value-type="string">
            <text:p text:style-name="P24"/>
          </table:table-cell>
        </table:table-row>
        <table:table-row table:style-name="Table55.1">
          <table:table-cell table:style-name="Table55.A2" office:value-type="string">
            <text:p text:style-name="P23">F</text:p>
          </table:table-cell>
          <table:table-cell table:style-name="Table55.A2" office:value-type="string">
            <text:p text:style-name="P23">1</text:p>
          </table:table-cell>
          <table:table-cell table:style-name="Table55.A2" office:value-type="string">
            <text:p text:style-name="P23">*</text:p>
          </table:table-cell>
          <table:table-cell table:style-name="Table55.D2" office:value-type="string">
            <text:p text:style-name="P24">Compile Time Errors.</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0</text:p>
          </table:table-cell>
          <table:table-cell table:style-name="Table55.D2" office:value-type="string">
            <text:p text:style-name="P25">Syntax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1</text:p>
          </table:table-cell>
          <table:table-cell table:style-name="Table55.D2" office:value-type="string">
            <text:p text:style-name="P25">Specification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2</text:p>
          </table:table-cell>
          <table:table-cell table:style-name="Table55.D2" office:value-type="string">
            <text:p text:style-name="P25">Control Structure Nesting Error</text:p>
          </table:table-cell>
        </table:table-row>
        <table:table-row table:style-name="Table55.1">
          <table:table-cell table:style-name="Table55.A2" office:value-type="string">
            <text:p text:style-name="P30">F</text:p>
          </table:table-cell>
          <table:table-cell table:style-name="Table55.A2" office:value-type="string">
            <text:p text:style-name="P30">1</text:p>
          </table:table-cell>
          <table:table-cell table:style-name="Table55.A1" office:value-type="string">
            <text:p text:style-name="P30">3</text:p>
          </table:table-cell>
          <table:table-cell table:style-name="Table55.D2" office:value-type="string">
            <text:p text:style-name="P31">Invalid Operation for Target.</text:p>
          </table:table-cell>
        </table:table-row>
        <table:table-row table:style-name="Table55.1">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D2" office:value-type="string">
            <text:p text:style-name="P31"/>
          </table:table-cell>
        </table:table-row>
        <table:table-row table:style-name="Table55.1">
          <table:table-cell table:style-name="Table55.A2" office:value-type="string">
            <text:p text:style-name="P23">F</text:p>
          </table:table-cell>
          <table:table-cell table:style-name="Table55.A2" office:value-type="string">
            <text:p text:style-name="P23">2</text:p>
          </table:table-cell>
          <table:table-cell table:style-name="Table55.A2" office:value-type="string">
            <text:p text:style-name="P23">*</text:p>
          </table:table-cell>
          <table:table-cell table:style-name="Table55.D2" office:value-type="string">
            <text:p text:style-name="P24">Message Passing Errors</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0</text:p>
          </table:table-cell>
          <table:table-cell table:style-name="Table55.D2" office:value-type="string">
            <text:p text:style-name="P25">Message Not Understood by the Receiver.</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1</text:p>
          </table:table-cell>
          <table:table-cell table:style-name="Table55.D2" office:value-type="string">
            <text:p text:style-name="P25">Control Structure is Not Supported by the Receive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3</text:p>
          </table:table-cell>
          <table:table-cell table:style-name="Table55.A2" office:value-type="string">
            <text:p text:style-name="P23">*</text:p>
          </table:table-cell>
          <table:table-cell table:style-name="Table55.D2" office:value-type="string">
            <text:p text:style-name="P24">Data Underflow Errors</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0</text:p>
          </table:table-cell>
          <table:table-cell table:style-name="Table55.D2" office:value-type="string">
            <text:p text:style-name="P25">Virtual Machine Data Stack Underflow</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1</text:p>
          </table:table-cell>
          <table:table-cell table:style-name="Table55.D2" office:value-type="string">
            <text:p text:style-name="P25">Stack/Queue Underflow</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7">F</text:p>
          </table:table-cell>
          <table:table-cell table:style-name="Table55.A2" office:value-type="string">
            <text:p text:style-name="P27">4</text:p>
          </table:table-cell>
          <table:table-cell table:style-name="Table55.A2" office:value-type="string">
            <text:p text:style-name="P27">0</text:p>
          </table:table-cell>
          <table:table-cell table:style-name="Table55.D2" office:value-type="string">
            <text:p text:style-name="P25">Data Conversion Erro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5</text:p>
          </table:table-cell>
          <table:table-cell table:style-name="Table55.A2" office:value-type="string">
            <text:p text:style-name="P23">*</text:p>
          </table:table-cell>
          <table:table-cell table:style-name="Table55.D2" office:value-type="string">
            <text:p text:style-name="P24">I/O Errors</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0</text:p>
          </table:table-cell>
          <table:table-cell table:style-name="Table55.D2" office:value-type="string">
            <text:p text:style-name="P25">Error Opening a File for Reading</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1</text:p>
          </table:table-cell>
          <table:table-cell table:style-name="Table55.D2" office:value-type="string">
            <text:p text:style-name="P25">Error Opening a File for Writing</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6</text:p>
          </table:table-cell>
          <table:table-cell table:style-name="Table55.A2" office:value-type="string">
            <text:p text:style-name="P23">*</text:p>
          </table:table-cell>
          <table:table-cell table:style-name="Table55.D2" office:value-type="string">
            <text:p text:style-name="P24">Thread Errors</text:p>
          </table:table-cell>
        </table:table-row>
        <table:table-row table:style-name="Table55.1">
          <table:table-cell table:style-name="Table55.A2" office:value-type="string">
            <text:p text:style-name="P27">F</text:p>
          </table:table-cell>
          <table:table-cell table:style-name="Table55.A2" office:value-type="string">
            <text:p text:style-name="P27">6</text:p>
          </table:table-cell>
          <table:table-cell table:style-name="Table55.A2" office:value-type="string">
            <text:p text:style-name="P27">0</text:p>
          </table:table-cell>
          <table:table-cell table:style-name="Table55.D2" office:value-type="string">
            <text:p text:style-name="P25">Duplicate Virtual Machines</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30">F</text:p>
          </table:table-cell>
          <table:table-cell table:style-name="Table55.A2" office:value-type="string">
            <text:p text:style-name="P30">9</text:p>
          </table:table-cell>
          <table:table-cell table:style-name="Table55.A2" office:value-type="string">
            <text:p text:style-name="P30">0</text:p>
          </table:table-cell>
          <table:table-cell table:style-name="Table55.D2" office:value-type="string">
            <text:p text:style-name="P31">Internal Compiler Data Structure Error</text:p>
          </table:table-cell>
        </table:table-row>
      </table:table>
      <text:p text:style-name="Text_20_body"/>
      <text:h text:style-name="Heading_20_1" text:outline-level="1"><text:alphabetical-index-mark-start text:id="IMark220185676"/>Array<text:alphabetical-index-mark-end text:id="IMark22018567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4252527506149180586" text:style-name="L17">
        <text:list-item>
          <text:p text:style-name="P62">The first two examples both create “empty” arrays with zero data elements. </text:p>
        </text:list-item>
        <text:list-item>
          <text:p text:style-name="P62">Array data do NOT need to be the same “type” of data. Mixing is allowed. </text:p>
        </text:list-item>
        <text:list-item>
          <text:p text:style-name="P62">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7680411440593571181" text:style-name="L18">
        <text:list-item>
          <text:p text:style-name="P63"><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20185100"/>.new<text:alphabetical-index-mark-end text:id="IMark22018510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20185100"/>.new{<text:alphabetical-index-mark-end text:id="IMark220185100"/>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20185100"/>x<text:alphabetical-index-mark-end text:id="IMark220185100"/>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20185100"/>}<text:alphabetical-index-mark-end text:id="IMark220185100"/>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20185100"/>.new_size<text:alphabetical-index-mark-end text:id="IMark220185100"/>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20185100"/>.new_value<text:alphabetical-index-mark-end text:id="IMark220185100"/>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20185100"/>.new_values<text:alphabetical-index-mark-end text:id="IMark22018510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20188412"/>!<text:alphabetical-index-mark-end text:id="IMark220188412"/>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20188412"/>+<text:alphabetical-index-mark-end text:id="IMark220188412"/>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20188412"/>.+left<text:alphabetical-index-mark-end text:id="IMark220188412"/>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20188412"/>.+mid<text:alphabetical-index-mark-end text:id="IMark220188412"/>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20188412"/>.+midlr<text:alphabetical-index-mark-end text:id="IMark220188412"/>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20188412"/>.+right<text:alphabetical-index-mark-end text:id="IMark220188412"/>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20188412"/>.-left<text:alphabetical-index-mark-end text:id="IMark220188412"/>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20188412"/>.-mid<text:alphabetical-index-mark-end text:id="IMark220188412"/>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20188412"/>.-midlr<text:alphabetical-index-mark-end text:id="IMark220188412"/>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20188412"/>.-right<text:alphabetical-index-mark-end text:id="IMark220188412"/>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ext:p text:style-name="P3"/>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20188412"/>.[]!<text:alphabetical-index-mark-end text:id="IMark220188412"/>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text:soft-page-break/></text:p>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20188412"/>.[]@<text:alphabetical-index-mark-end text:id="IMark220188412"/>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6756596"/>.left<text:alphabetical-index-mark-end text:id="IMark156756596"/>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6756596"/>.length<text:alphabetical-index-mark-end text:id="IMark156756596"/>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6756596"/>.max<text:alphabetical-index-mark-end text:id="IMark156756596"/>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6756596"/>.mid<text:alphabetical-index-mark-end text:id="IMark156756596"/>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6756596"/>.midlr<text:alphabetical-index-mark-end text:id="IMark156756596"/>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ext:p text:style-name="P3"><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6756596"/>.min<text:alphabetical-index-mark-end text:id="IMark156756596"/>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ext:p text:style-name="P3"/>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6756596"/>.pp<text:alphabetical-index-mark-end text:id="IMark156756596"/>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ext:p text:style-name="P3"/>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6756596"/>.reverse<text:alphabetical-index-mark-end text:id="IMark156756596"/> [array]</text:h>
            <text:p text:style-name="Text_20_body">Routing: TOS</text:p>
            <text:p text:style-name="P3">This method creates a copy of the array with the elements reversed.</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ext:p text:style-name="P3"/>
      <text:p text:style-name="P3"/>
      <text:p text:style-name="P3"/>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56756596"/>.right<text:alphabetical-index-mark-end text:id="IMark156756596"/>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6756596"/>.shuffle<text:alphabetical-index-mark-end text:id="IMark156756596"/> [array]</text:h>
            <text:p text:style-name="Text_20_body">Routing: TOS</text:p>
            <text:p text:style-name="P3">This method creates a new array with the elements of the source array shuffled.</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ext:p text:style-name="Text_20_body">.sort</text:p>
      <text:p text:style-name="Text_20_body">.strmax</text:p>
      <text:p text:style-name="Text_20_body">&lt;&lt;</text:p>
      <text:p text:style-name="Text_20_body">@</text:p>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20185676"/>Class<text:alphabetical-index-mark-end text:id="IMark22018567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p text:style-name="Text_20_body">)methods</text:p>
      <text:p text:style-name="Text_20_body">)stubs</text:p>
      <text:p text:style-name="Text_20_body">.:</text:p>
      <text:p text:style-name="Text_20_body">.is_class?</text:p>
      <text:p text:style-name="Text_20_body">.new</text:p>
      <text:p text:style-name="Text_20_body">.parent_class</text:p>
      <text:p text:style-name="Text_20_body">.subclass:</text:p>
      <text:p text:style-name="Text_20_body">.to_s</text:p>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20185676"/>Complex<text:alphabetical-index-mark-end text:id="IMark22018567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4" text:note-class="footnote"><text:note-citation>3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5" text:note-class="footnote"><text:note-citation>35</text:note-citation><text:note-body><text:p text:style-name="Footnote">No spaces are permitted within the literal.</text:p></text:note-body></text:note></text:p>
          </table:table-cell>
          <table:table-cell table:style-name="Table5.B1" office:value-type="string">
            <text:p text:style-name="P12">Value<text:note text:id="ftn36" text:note-class="footnote"><text:note-citation>3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3.7i</text:p>
          </table:table-cell>
          <table:table-cell table:style-name="Table5.B2" office:value-type="string">
            <text:p text:style-name="P11">0+3.7i</text:p>
          </table:table-cell>
        </table:table-row>
        <table:table-row>
          <table:table-cell table:style-name="Table5.A2" office:value-type="string">
            <text:p text:style-name="P21">1/2i</text:p>
          </table:table-cell>
          <table:table-cell table:style-name="Table5.B2" office:value-type="string">
            <text:p text:style-name="P11">0+1/2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220187212"/>.cbrt<text:alphabetical-index-mark-end text:id="IMark220187212"/>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220184764"/>.e**<text:alphabetical-index-mark-end text:id="IMark220184764"/>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220187212"/>.split<text:alphabetical-index-mark-end text:id="IMark220187212"/>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20184764"/>.sqrt<text:alphabetical-index-mark-end text:id="IMark220184764"/>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220187020"/>Exception<text:alphabetical-index-mark-end text:id="IMark220187020"/></text:h>
      <text:p text:style-name="Text_20_body"/>
      <text:p text:style-name="Text_20_body">Inheritance: Exception <text:span text:style-name="T9">←</text:span> Object</text:p>
      <text:p text:style-name="Code"/>
      <text:p text:style-name="P37">No unique methods defined.</text:p>
      <text:p text:style-name="Code"/>
      <text:p text:style-name="Text_20_body">Ipsum lorem</text:p>
      <text:h text:style-name="Heading_20_2" text:outline-level="2"/>
      <text:h text:style-name="Heading_20_1" text:outline-level="1"><text:alphabetical-index-mark-start text:id="IMark220187020"/>FalseClass<text:alphabetical-index-mark-end text:id="IMark22018702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20184764"/>&amp;&amp;<text:alphabetical-index-mark-end text:id="IMark22018476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20184764"/>^^<text:alphabetical-index-mark-end text:id="IMark22018476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20184764"/>||<text:alphabetical-index-mark-end text:id="IMark22018476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220187020"/>Float<text:alphabetical-index-mark-end text:id="IMark22018702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7" text:note-class="footnote"><text:note-citation>3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8" text:note-class="footnote"><text:note-citation>3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39" text:note-class="footnote"><text:note-citation>39</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6863832"/>Hash<text:alphabetical-index-mark-end text:id="IMark15686383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6863832"/>InStream<text:alphabetical-index-mark-end text:id="IMark15686383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6863832"/>Integer<text:alphabetical-index-mark-end text:id="IMark15686383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0" text:note-class="footnote"><text:note-citation>4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1" text:note-class="footnote"><text:note-citation>4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2" text:note-class="footnote"><text:note-citation>42</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445556678789933</text:p>
          </table:table-cell>
          <table:table-cell table:style-name="Table7.B2" office:value-type="string">
            <text:p text:style-name="P11">445556678789933</text:p>
          </table:table-cell>
        </table:table-row>
        <table:table-row>
          <table:table-cell table:style-name="Table7.A2" office:value-type="string">
            <text:p text:style-name="P21">0xff</text:p>
          </table:table-cell>
          <table:table-cell table:style-name="Table7.B2" office:value-type="string">
            <text:p text:style-name="P11">255</text:p>
          </table:table-cell>
        </table:table-row>
        <table:table-row>
          <table:table-cell table:style-name="Table7.A2" office:value-type="string">
            <text:p text:style-name="P21">0xffffffffff</text:p>
          </table:table-cell>
          <table:table-cell table:style-name="Table7.B2" office:value-type="string">
            <text:p text:style-name="P11">1099511627775</text:p>
          </table:table-cell>
        </table:table-row>
        <table:table-row>
          <table:table-cell table:style-name="Table7.A2" office:value-type="string">
            <text:p text:style-name="P21">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6861432"/><text:alphabetical-index-mark-start text:id="IMark156861576"/>MaxNumeric<text:alphabetical-index-mark-end text:id="IMark156861576"/><text:alphabetical-index-mark-end text:id="IMark15686143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6861432"/><text:alphabetical-index-mark-start text:id="IMark156861576"/>MinNumeric<text:alphabetical-index-mark-end text:id="IMark156861576"/><text:alphabetical-index-mark-end text:id="IMark15686143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6861432"/><text:alphabetical-index-mark-start text:id="IMark156861576"/><text:alphabetical-index-mark-start text:id="IMark156862248"/>NilClass<text:alphabetical-index-mark-end text:id="IMark156862248"/><text:alphabetical-index-mark-end text:id="IMark156861576"/><text:alphabetical-index-mark-end text:id="IMark15686143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56863880"/>&amp;&amp;<text:alphabetical-index-mark-end text:id="IMark15686388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56863880"/>^^<text:alphabetical-index-mark-end text:id="IMark15686388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56863880"/>||<text:alphabetical-index-mark-end text:id="IMark15686388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6861432"/>Numeric<text:alphabetical-index-mark-end text:id="IMark15686143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6861432"/>Object<text:alphabetical-index-mark-end text:id="IMark15686143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56863880"/>&amp;&amp;<text:alphabetical-index-mark-end text:id="IMark15686388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56863880"/>)methods<text:alphabetical-index-mark-end text:id="IMark15686388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56863880"/>.<text:alphabetical-index-mark-end text:id="IMark156863880"/>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56863880"/>.::<text:alphabetical-index-mark-end text:id="IMark15686388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5"/>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6863880"/>inst:<text:alphabetical-index-mark-end text:id="IMark15686388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6863880"/>local:<text:alphabetical-index-mark-end text:id="IMark15686388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6863880"/>super<text:alphabetical-index-mark-end text:id="IMark15686388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6863880"/>;<text:alphabetical-index-mark-end text:id="IMark15686388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56863880"/>.class<text:alphabetical-index-mark-end text:id="IMark156863880"/>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56863880"/>.clone<text:alphabetical-index-mark-end text:id="IMark15686388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56863880"/>.copy<text:alphabetical-index-mark-end text:id="IMark15686388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56863880"/>.init<text:alphabetical-index-mark-end text:id="IMark15686388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56863880"/>.is_class?<text:alphabetical-index-mark-end text:id="IMark15686388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56863880"/>.name<text:alphabetical-index-mark-end text:id="IMark15686388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56863880"/>.strlen<text:alphabetical-index-mark-end text:id="IMark15686388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56863880"/>.to_f<text:alphabetical-index-mark-end text:id="IMark15686388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56863880"/>.to_f!<text:alphabetical-index-mark-end text:id="IMark15686388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19">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56863880"/>.to_i<text:alphabetical-index-mark-end text:id="IMark15686388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56863880"/>.to_i!<text:alphabetical-index-mark-end text:id="IMark15686388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19">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6863880"/>.to_n<text:alphabetical-index-mark-end text:id="IMark15686388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6863880"/>.to_n!<text:alphabetical-index-mark-end text:id="IMark15686388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19">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6863880"/>.to_r<text:alphabetical-index-mark-end text:id="IMark15686388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56863880"/>.to_r!<text:alphabetical-index-mark-end text:id="IMark15686388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19">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56863880"/>.to_s<text:alphabetical-index-mark-end text:id="IMark15686388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6863880"/>.to_x<text:alphabetical-index-mark-end text:id="IMark15686388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56863880"/>.to_x!<text:alphabetical-index-mark-end text:id="IMark15686388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0">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56863880"/>&lt;&gt;<text:alphabetical-index-mark-end text:id="IMark156863880"/>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56863880"/>=<text:alphabetical-index-mark-end text:id="IMark156863880"/>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56863880"/>^^<text:alphabetical-index-mark-end text:id="IMark15686388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56863880"/>distinct?<text:alphabetical-index-mark-end text:id="IMark15686388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56863880"/>identical?<text:alphabetical-index-mark-end text:id="IMark15686388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6863880"/>max<text:alphabetical-index-mark-end text:id="IMark15686388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0">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56863880"/>min<text:alphabetical-index-mark-end text:id="IMark1568638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0">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56863880"/>nil&lt;&gt;<text:alphabetical-index-mark-end text:id="IMark15686388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56863880"/>nil=<text:alphabetical-index-mark-end text:id="IMark15686388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56863880"/>not<text:alphabetical-index-mark-end text:id="IMark15686388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56863880"/>||<text:alphabetical-index-mark-end text:id="IMark15686388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6861432"/>OutStream<text:alphabetical-index-mark-end text:id="IMark15686143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6861432"/>Procedure<text:alphabetical-index-mark-end text:id="IMark15686143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6861432"/>Queue<text:alphabetical-index-mark-end text:id="IMark15686143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6861432"/>Rational<text:alphabetical-index-mark-end text:id="IMark15686143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3" text:note-class="footnote"><text:note-citation>4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6.B1" office:value-type="string">
            <text:p text:style-name="P12">Value<text:note text:id="ftn45" text:note-class="footnote"><text:note-citation>4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1">1/2</text:p>
          </table:table-cell>
          <table:table-cell table:style-name="Table6.B2" office:value-type="string">
            <text:p text:style-name="P11">1/2</text:p>
          </table:table-cell>
        </table:table-row>
        <table:table-row>
          <table:table-cell table:style-name="Table6.A2" office:value-type="string">
            <text:p text:style-name="P21">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6861912"/>.split<text:alphabetical-index-mark-end text:id="IMark1568619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6863304"/>Stack<text:alphabetical-index-mark-end text:id="IMark15686330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6863304"/>String<text:alphabetical-index-mark-end text:id="IMark15686330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6863304"/>Thread<text:alphabetical-index-mark-end text:id="IMark15686330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6863304"/><text:alphabetical-index-mark-start text:id="IMark156863208"/><text:alphabetical-index-mark-start text:id="IMark156860856"/>TrueClass<text:alphabetical-index-mark-end text:id="IMark156860856"/><text:alphabetical-index-mark-end text:id="IMark156863208"/><text:alphabetical-index-mark-end text:id="IMark15686330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4"/>
      <text:h text:style-name="Heading_20_1" text:outline-level="1"><text:alphabetical-index-mark-start text:id="IMark156863304"/>VirtualMachine<text:alphabetical-index-mark-end text:id="IMark156863304"/></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6863304"/>Commands<text:alphabetical-index-mark-end text:id="IMark15686330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6" text:note-class="footnote"><text:note-citation>4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7">.</text:p>
          </table:table-cell>
          <table:table-cell table:style-name="Table4.B2" office:value-type="string">
            <text:p text:style-name="P15">Any character except newline</text:p>
          </table:table-cell>
        </table:table-row>
        <table:table-row>
          <table:table-cell table:style-name="Table4.A2" office:value-type="string">
            <text:p text:style-name="P17">[A-Z]</text:p>
          </table:table-cell>
          <table:table-cell table:style-name="Table4.B2" office:value-type="string">
            <text:p text:style-name="P15">Any uppercase alphabetical character.</text:p>
          </table:table-cell>
        </table:table-row>
        <table:table-row>
          <table:table-cell table:style-name="Table4.A2" office:value-type="string">
            <text:p text:style-name="P17">[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d</text:p>
          </table:table-cell>
          <table:table-cell table:style-name="Table4.B2" office:value-type="string">
            <text:p text:style-name="P15">A digit (0..9)</text:p>
          </table:table-cell>
        </table:table-row>
        <table:table-row>
          <table:table-cell table:style-name="Table4.A2" office:value-type="string">
            <text:p text:style-name="P17">X*</text:p>
          </table:table-cell>
          <table:table-cell table:style-name="Table4.B2" office:value-type="string">
            <text:p text:style-name="P15">0 or more repetitions of the X expression.</text:p>
          </table:table-cell>
        </table:table-row>
        <table:table-row>
          <table:table-cell table:style-name="Table4.A2" office:value-type="string">
            <text:p text:style-name="P17">X+</text:p>
          </table:table-cell>
          <table:table-cell table:style-name="Table4.B2" office:value-type="string">
            <text:p text:style-name="P15">1 or more repetitions of the X expression.</text:p>
          </table:table-cell>
        </table:table-row>
        <table:table-row>
          <table:table-cell table:style-name="Table4.A2" office:value-type="string">
            <text:p text:style-name="P17">^</text:p>
          </table:table-cell>
          <table:table-cell table:style-name="Table4.B2" office:value-type="string">
            <text:p text:style-name="P15">The beginning of the line or string.</text:p>
          </table:table-cell>
        </table:table-row>
        <table:table-row>
          <table:table-cell table:style-name="Table4.A2" office:value-type="string">
            <text:p text:style-name="P17">$</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7">A</text:p>
          <text:p text:style-name="P46">again<text:tab/>24</text:p>
          <text:p text:style-name="P46">Array<text:tab/>39</text:p>
          <text:p text:style-name="P47">B</text:p>
          <text:p text:style-name="P46">begin<text:tab/>23</text:p>
          <text:p text:style-name="P47">C</text:p>
          <text:p text:style-name="P46">Class<text:tab/>49</text:p>
          <text:p text:style-name="P46">Classes<text:tab/>32</text:p>
          <text:p text:style-name="P46">Commands<text:tab/>89</text:p>
          <text:p text:style-name="P46">Complex<text:tab/>50</text:p>
          <text:p text:style-name="P47">D</text:p>
          <text:p text:style-name="P46">Declarations<text:tab/>25</text:p>
          <text:p text:style-name="P46">Demo.rb<text:tab/>11</text:p>
          <text:p text:style-name="P46">distinct?<text:tab/>73</text:p>
          <text:p text:style-name="P46">do<text:tab/>22</text:p>
          <text:p text:style-name="P46">do_map_name<text:tab/>36</text:p>
          <text:p text:style-name="P46">drop<text:tab/>18</text:p>
          <text:p text:style-name="P46">Duck Typing<text:tab/>25</text:p>
          <text:p text:style-name="P46">dup<text:tab/>18</text:p>
          <text:p text:style-name="P47">E</text:p>
          <text:p text:style-name="P46">else<text:tab/>20</text:p>
          <text:p text:style-name="P46">Exception<text:tab/>52</text:p>
          <text:p text:style-name="P47">F</text:p>
          <text:p text:style-name="P46">FalseClass<text:tab/>53</text:p>
          <text:p text:style-name="P46">Float<text:tab/>55</text:p>
          <text:p text:style-name="P47">H</text:p>
          <text:p text:style-name="P46">Hash<text:tab/>56</text:p>
          <text:p text:style-name="P47">I</text:p>
          <text:p text:style-name="P46">i<text:tab/>22</text:p>
          <text:p text:style-name="P46">identical?<text:tab/>74</text:p>
          <text:p text:style-name="P46">if<text:tab/>20</text:p>
          <text:p text:style-name="P46">Inheritance<text:tab/>33</text:p>
          <text:p text:style-name="P46">inst:<text:tab/>67</text:p>
          <text:p text:style-name="P46">InStream<text:tab/>57</text:p>
          <text:p text:style-name="P46">Integer<text:tab/>58</text:p>
          <text:p text:style-name="P47">J</text:p>
          <text:p text:style-name="P46">j<text:tab/>22</text:p>
          <text:p text:style-name="P47">L</text:p>
          <text:p text:style-name="P46">Late Binding<text:tab/>33</text:p>
          <text:p text:style-name="P46">local:<text:tab/>67</text:p>
          <text:p text:style-name="P46">loop<text:tab/>22</text:p>
          <text:p text:style-name="P47">M</text:p>
          <text:p text:style-name="P46">max<text:tab/>74</text:p>
          <text:p text:style-name="P46">MaxNumeric<text:tab/>60</text:p>
          <text:p text:style-name="P46">Method Mapping<text:tab/>34</text:p>
          <text:p text:style-name="P46">Methods<text:tab/>33</text:p>
          <text:p text:style-name="P46">min<text:tab/>74</text:p>
          <text:p text:style-name="P46">MinNumeric<text:tab/>61</text:p>
          <text:p text:style-name="P46">Mutation<text:tab/>27</text:p>
          <text:p text:style-name="P47">N</text:p>
          <text:p text:style-name="P46">nil&lt;&gt;<text:tab/>75</text:p>
          <text:p text:style-name="P46">nil=<text:tab/>75</text:p>
          <text:p text:style-name="P46">NilClass<text:tab/>62</text:p>
          <text:p text:style-name="P46">nip<text:tab/>18</text:p>
          <text:p text:style-name="P46">not<text:tab/>75</text:p>
          <text:p text:style-name="P46">Numeric<text:tab/>63</text:p>
          <text:p text:style-name="P47">O</text:p>
          <text:p text:style-name="P46">Object<text:tab/>66</text:p>
          <text:p text:style-name="P46">OutStream<text:tab/>76</text:p>
          <text:p text:style-name="P46">over<text:tab/>18</text:p>
          <text:p text:style-name="P47">P</text:p>
          <text:p text:style-name="P46">pick<text:tab/>18</text:p>
          <text:p text:style-name="P46">Polymorphism<text:tab/>33</text:p>
          <text:p text:style-name="P46">Procedure<text:tab/>78</text:p>
          <text:p text:style-name="P47">Q</text:p>
          <text:p text:style-name="P46">Queue<text:tab/>79</text:p>
          <text:p text:style-name="P47">R</text:p>
          <text:p text:style-name="P46">Rake<text:tab/>11</text:p>
          <text:p text:style-name="P46">Rational<text:tab/>80</text:p>
          <text:p text:style-name="P46">Referencing<text:tab/>26</text:p>
          <text:p text:style-name="P46">repeat<text:tab/>24</text:p>
          <text:p text:style-name="P46">Routing<text:tab/>35</text:p>
          <text:p text:style-name="P47">S</text:p>
          <text:p text:style-name="P46">Scoping<text:tab/>25</text:p>
          <text:p text:style-name="P46">Stack<text:tab/>82</text:p>
          <text:p text:style-name="P46">String<text:tab/>83</text:p>
          <text:p text:style-name="P46">super<text:tab/>67</text:p>
          <text:p text:style-name="P46">swap<text:tab/>19</text:p>
          <text:p text:style-name="P46">switch<text:tab/>20</text:p>
          <text:p text:style-name="P46">SymbolMap<text:tab/>34</text:p>
          <text:p text:style-name="P47">T</text:p>
          <text:p text:style-name="P46">Thanks<text:tab/>9</text:p>
          <text:p text:style-name="P46">then<text:tab/>20</text:p>
          <text:p text:style-name="P46">Thread<text:tab/>85</text:p>
          <text:p text:style-name="P46">TrueClass<text:tab/>86</text:p>
          <text:p text:style-name="P46">tuck<text:tab/>19</text:p>
          <text:p text:style-name="P46">Typing<text:tab/>25</text:p>
          <text:p text:style-name="P47">U</text:p>
          <text:p text:style-name="P46">until<text:tab/>24</text:p>
          <text:p text:style-name="P47">V</text:p>
          <text:p text:style-name="P46">val:<text:tab/>25</text:p>
          <text:p text:style-name="P46">val@:<text:tab/>26</text:p>
          <text:p text:style-name="P46">val#:<text:tab/>26</text:p>
          <text:p text:style-name="P46">val$:<text:tab/>26</text:p>
          <text:p text:style-name="P46">var:<text:tab/>25</text:p>
          <text:p text:style-name="P46">var@:<text:tab/>26</text:p>
          <text:p text:style-name="P46">var#:<text:tab/>26</text:p>
          <text:p text:style-name="P46">var$:<text:tab/>26</text:p>
          <text:p text:style-name="P46">VirtualMachine<text:tab/>87</text:p>
          <text:p text:style-name="P47">X</text:p>
          <text:p text:style-name="P46">x<text:tab/>40</text:p>
          <text:p text:style-name="P47">^</text:p>
          <text:p text:style-name="P46">^^<text:tab/>53, 62, 73</text:p>
          <text:p text:style-name="P47">-</text:p>
          <text:p text:style-name="P46">-i<text:tab/>22</text:p>
          <text:p text:style-name="P46">-j<text:tab/>22</text:p>
          <text:p text:style-name="P47">;</text:p>
          <text:p text:style-name="P46">;<text:tab/>67</text:p>
          <text:p text:style-name="P47">:</text:p>
          <text:p text:style-name="P46">:<text:tab/>35</text:p>
          <text:p text:style-name="P47">!</text:p>
          <text:p text:style-name="P46">!<text:tab/>42</text:p>
          <text:p text:style-name="P47">.</text:p>
          <text:p text:style-name="P46">.<text:tab/>66</text:p>
          <text:p text:style-name="P46">.-left<text:tab/>43</text:p>
          <text:p text:style-name="P46">.-mid<text:tab/>44</text:p>
          <text:p text:style-name="P46">.-midlr<text:tab/>44</text:p>
          <text:p text:style-name="P46">.-right<text:tab/>44</text:p>
          <text:p text:style-name="P46">.:<text:tab/>35</text:p>
          <text:p text:style-name="P46">.::<text:tab/>35, 67</text:p>
          <text:p text:style-name="P46">.[]!<text:tab/>44</text:p>
          <text:p text:style-name="P46">.[]@<text:tab/>45</text:p>
          <text:p text:style-name="P46">.+left<text:tab/>42</text:p>
          <text:p text:style-name="P46">.+mid<text:tab/>43</text:p>
          <text:p text:style-name="P46">.+midlr<text:tab/>43</text:p>
          <text:p text:style-name="P46">.+right<text:tab/>43</text:p>
          <text:p text:style-name="P46">.cbrt<text:tab/>51</text:p>
          <text:p text:style-name="P46">.class<text:tab/>67</text:p>
          <text:p text:style-name="P46">.clone<text:tab/>68</text:p>
          <text:p text:style-name="P46">.copy<text:tab/>68</text:p>
          <text:p text:style-name="P46">.e**<text:tab/>51</text:p>
          <text:p text:style-name="P46">.init<text:tab/>26, 68</text:p>
          <text:p text:style-name="P46">.is_class?<text:tab/>68</text:p>
          <text:p text:style-name="P46">.left<text:tab/>45</text:p>
          <text:p text:style-name="P46">.length<text:tab/>45</text:p>
          <text:p text:style-name="P46">.max<text:tab/>46</text:p>
          <text:p text:style-name="P46">.mid<text:tab/>46</text:p>
          <text:p text:style-name="P46">.midlr<text:tab/>46</text:p>
          <text:p text:style-name="P46">.min<text:tab/>47</text:p>
          <text:p text:style-name="P46">.name<text:tab/>69</text:p>
          <text:p text:style-name="P46">.new<text:tab/>40</text:p>
          <text:p text:style-name="P46">.new_size<text:tab/>41</text:p>
          <text:p text:style-name="P46">.new_value<text:tab/>41</text:p>
          <text:p text:style-name="P46">.new_values<text:tab/>41</text:p>
          <text:p text:style-name="P46">.new{<text:tab/>40</text:p>
          <text:p text:style-name="P46">.pp<text:tab/>47</text:p>
          <text:p text:style-name="P46">.reverse<text:tab/>47</text:p>
          <text:p text:style-name="P46">.right<text:tab/>48</text:p>
          <text:p text:style-name="P46">.shuffle<text:tab/>48</text:p>
          <text:p text:style-name="P46">.split<text:tab/>51, 80</text:p>
          <text:p text:style-name="P46">.sqrt<text:tab/>51</text:p>
          <text:p text:style-name="P46">.strlen<text:tab/>69</text:p>
          <text:p text:style-name="P46">.to_f<text:tab/>69</text:p>
          <text:p text:style-name="P46">.to_f!<text:tab/>70</text:p>
          <text:p text:style-name="P46">.to_i<text:tab/>70</text:p>
          <text:p text:style-name="P46">.to_i!<text:tab/>70</text:p>
          <text:p text:style-name="P46">.to_n<text:tab/>70</text:p>
          <text:p text:style-name="P46">.to_n!<text:tab/>71</text:p>
          <text:p text:style-name="P46">.to_r<text:tab/>71</text:p>
          <text:p text:style-name="P46"><text:soft-page-break/>.to_r!<text:tab/>72</text:p>
          <text:p text:style-name="P46">.to_s<text:tab/>72</text:p>
          <text:p text:style-name="P46">.to_x<text:tab/>72</text:p>
          <text:p text:style-name="P46">.to_x!<text:tab/>73</text:p>
          <text:p text:style-name="P47">)</text:p>
          <text:p text:style-name="P46">)methods<text:tab/>66</text:p>
          <text:p text:style-name="P47">}</text:p>
          <text:p text:style-name="P46">}<text:tab/>40</text:p>
          <text:p text:style-name="P47">&amp;</text:p>
          <text:p text:style-name="P46">&amp;&amp;<text:tab/>53, 62, 66</text:p>
          <text:p text:style-name="P47">+</text:p>
          <text:p text:style-name="P46">+<text:tab/>42</text:p>
          <text:p text:style-name="P46">+loop<text:tab/>22</text:p>
          <text:p text:style-name="P47">&lt;</text:p>
          <text:p text:style-name="P46">&lt;&gt;<text:tab/>73</text:p>
          <text:p text:style-name="P47">=</text:p>
          <text:p text:style-name="P46">=<text:tab/>73</text:p>
          <text:p text:style-name="P47">|</text:p>
          <text:p text:style-name="P46">||<text:tab/>53, 62, 75</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9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3H33M3S</meta:editing-duration>
    <meta:editing-cycles>1405</meta:editing-cycles>
    <meta:generator>OpenOffice/4.1.1$Win32 OpenOffice.org_project/411m6$Build-9775</meta:generator>
    <dc:date>2015-03-25T15:20:28.08</dc:date>
    <dc:creator>Peter Camilleri</dc:creator>
    <meta:printed-by>Peter Camilleri</meta:printed-by>
    <meta:print-date>2015-02-10T10:49:15.76</meta:print-date>
    <meta:document-statistic meta:table-count="87" meta:image-count="0" meta:object-count="0" meta:page-count="96" meta:paragraph-count="2552" meta:word-count="16132" meta:character-count="94881"/>
    <meta:template xlink:type="simple" xlink:actuate="onRequest" xlink:title="MyDefault" xlink:href="../../../../OpenOffice.org/3/user/template/MyDefault.ott" meta:date="2014-06-26T22:09:00.24"/>
  </office:meta>
</office:document-meta>
</file>